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TypeRegistrar.registerAsXMLBean( Class cls , QName xm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xisTypeRegistrar.AxisTypeRegistrar( TypeMapping tm , BindingLookupStrategy lookupStrategy , WsdlComplexTypes complex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Registrar.registerAs( Class cls , QName xmlType , Object 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xisTypeRegistrar.registerAsBean( Class cls , QName xmlType , WsdlOperation . SOAPBindingStyle style , WsdlOperation . SOAPBindingUse u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xisTypeRegistrar.registerAsArray( Class cls , QName xmlType , QName componentType , WsdlOperation . SOAPBindingStyle style , WsdlOperation . SOAPBindingUse u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